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1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9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16">
            <text:p>5016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16">
            <text:p>25016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16">
            <text:p>55016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16">
            <text:p>70016</text:p>
          </table:table-cell>
          <table:table-cell office:value-type="float" office:value="75000">
            <text:p>75000</text:p>
          </table:table-cell>
          <table:table-cell office:value-type="float" office:value="80016">
            <text:p>80016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16">
            <text:p>105016</text:p>
          </table:table-cell>
          <table:table-cell office:value-type="float" office:value="110000">
            <text:p>110000</text:p>
          </table:table-cell>
          <table:table-cell office:value-type="float" office:value="115016">
            <text:p>115016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16">
            <text:p>130016</text:p>
          </table:table-cell>
          <table:table-cell office:value-type="float" office:value="135000">
            <text:p>135000</text:p>
          </table:table-cell>
          <table:table-cell office:value-type="float" office:value="140016">
            <text:p>140016</text:p>
          </table:table-cell>
          <table:table-cell office:value-type="float" office:value="145016">
            <text:p>145016</text:p>
          </table:table-cell>
          <table:table-cell office:value-type="float" office:value="150000">
            <text:p>150000</text:p>
          </table:table-cell>
          <table:table-cell office:value-type="float" office:value="155016">
            <text:p>155016</text:p>
          </table:table-cell>
          <table:table-cell office:value-type="float" office:value="160016">
            <text:p>160016</text:p>
          </table:table-cell>
          <table:table-cell office:value-type="float" office:value="165000">
            <text:p>165000</text:p>
          </table:table-cell>
          <table:table-cell office:value-type="float" office:value="170016">
            <text:p>170016</text:p>
          </table:table-cell>
          <table:table-cell office:value-type="float" office:value="175016">
            <text:p>175016</text:p>
          </table:table-cell>
          <table:table-cell office:value-type="float" office:value="180000">
            <text:p>180000</text:p>
          </table:table-cell>
          <table:table-cell office:value-type="float" office:value="185016">
            <text:p>185016</text:p>
          </table:table-cell>
          <table:table-cell office:value-type="float" office:value="190000">
            <text:p>190000</text:p>
          </table:table-cell>
          <table:table-cell office:value-type="float" office:value="195016">
            <text:p>195016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16">
            <text:p>225016</text:p>
          </table:table-cell>
          <table:table-cell office:value-type="float" office:value="230016">
            <text:p>230016</text:p>
          </table:table-cell>
          <table:table-cell office:value-type="float" office:value="235016">
            <text:p>235016</text:p>
          </table:table-cell>
          <table:table-cell office:value-type="float" office:value="240016">
            <text:p>240016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16">
            <text:p>285016</text:p>
          </table:table-cell>
          <table:table-cell office:value-type="float" office:value="290016">
            <text:p>290016</text:p>
          </table:table-cell>
          <table:table-cell office:value-type="float" office:value="295016">
            <text:p>295016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6" table:style-name="ce1" office:value-type="float" office:value="1219.27185068139">
            <text:p>1219,27185068</text:p>
          </table:table-cell>
          <table:table-cell table:number-columns-repeated="3" table:style-name="ce1" office:value-type="float" office:value="1218.11345789604">
            <text:p>1218,11345790</text:p>
          </table:table-cell>
          <table:table-cell table:number-columns-repeated="40" table:style-name="ce1" office:value-type="float" office:value="1162.44096692677">
            <text:p>1162,44096693</text:p>
          </table:table-cell>
          <table:table-cell table:number-columns-repeated="7" table:style-name="ce1" office:value-type="float" office:value="1154.65568686916">
            <text:p>1154,65568687</text:p>
          </table:table-cell>
          <table:table-cell table:number-columns-repeated="3" table:style-name="ce1" office:value-type="float" office:value="1152.87896332147">
            <text:p>1152,87896332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" office:value-type="float" office:value="1">
            <text:p>1</text:p>
          </table:table-cell>
          <table:table-cell table:number-columns-repeated="51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 table:number-rows-repeated="5">
          <table:table-cell table:number-columns-repeated="60"/>
        </table:table-row>
        <table:table-row table:style-name="ro1">
          <table:table-cell>
            <draw:frame table:end-cell-address="Hoja1.F25" table:end-x="1.161cm" table:end-y="0.02cm" draw:z-index="0" draw:style-name="gr1" svg:width="17.461cm" svg:height="6.987cm" svg:x="0.664cm" svg:y="0.259cm">
              <draw:object draw:notify-on-update-of-ranges="Hoja1.B2:Hoja1.BH2 Hoja1.B1:Hoja1.BH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7:35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6T17:35:27</dc:date>
    <meta:editing-cycles>1</meta:editing-cycles>
    <meta:editing-duration>PT7M46S</meta:editing-duration>
    <meta:user-defined meta:name="Info 1"/>
    <meta:user-defined meta:name="Info 2"/>
    <meta:user-defined meta:name="Info 3"/>
    <meta:user-defined meta:name="Info 4"/>
    <meta:document-statistic meta:table-count="1" meta:cell-count="1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6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 style:data-style-name="N106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462cm" svg:height="6.988cm" chart:class="chart:scatter" chart:style-name="ch1">
        <chart:title svg:x="4.958cm" svg:y="0.141cm" chart:style-name="ch2">
          <text:p>Test #9 - Instancia P01 - Costo/Tiempo</text:p>
        </chart:title>
        <chart:subtitle svg:x="4.35cm" svg:y="0.782cm" chart:style-name="ch3">
          <text:p>Muestras cada 5 segundos. 5 minutos de ejecución</text:p>
        </chart:subtitle>
        <chart:legend chart:legend-position="end" svg:x="15.547cm" svg:y="3.187cm" chart:style-name="ch4"/>
        <chart:plot-area chart:style-name="ch5" table:cell-range-address="Hoja1.B1:Hoja1.BH2" svg:x="0.767cm" svg:y="1.948cm" svg:width="14.739cm" svg:height="4.8cm">
          <chart:axis chart:dimension="x" chart:name="primary-x" chart:style-name="ch6">
            <chart:title svg:x="4.971cm" svg:y="6.531cm" chart:style-name="ch7">
              <text:p>Tiempo (milisegundos)</text:p>
            </chart:title>
          </chart:axis>
          <chart:axis chart:dimension="y" chart:name="primary-y" chart:style-name="ch8">
            <chart:title svg:x="-0.823cm" svg:y="6.22cm" chart:style-name="ch9">
              <text:p>Costo (suma de distancia)</text:p>
            </chart:title>
            <chart:grid chart:style-name="ch10" chart:class="major"/>
          </chart:axis>
          <chart:series chart:style-name="ch11" chart:values-cell-range-address="Hoja1.B2:Hoja1.BH2" chart:class="chart:scatter">
            <chart:domain table:cell-range-address="Hoja1.B1:Hoja1.BH1"/>
            <chart:data-point chart:repeated="5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16">
                <text:p>5016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16">
                <text:p>20016</text:p>
              </table:table-cell>
              <table:table-cell office:value-type="float" office:value="25016">
                <text:p>25016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16">
                <text:p>40016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16">
                <text:p>55016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16">
                <text:p>70016</text:p>
              </table:table-cell>
              <table:table-cell office:value-type="float" office:value="75000">
                <text:p>75000</text:p>
              </table:table-cell>
              <table:table-cell office:value-type="float" office:value="80016">
                <text:p>80016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16">
                <text:p>100016</text:p>
              </table:table-cell>
              <table:table-cell office:value-type="float" office:value="105016">
                <text:p>105016</text:p>
              </table:table-cell>
              <table:table-cell office:value-type="float" office:value="110000">
                <text:p>110000</text:p>
              </table:table-cell>
              <table:table-cell office:value-type="float" office:value="115016">
                <text:p>115016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16">
                <text:p>130016</text:p>
              </table:table-cell>
              <table:table-cell office:value-type="float" office:value="135000">
                <text:p>135000</text:p>
              </table:table-cell>
              <table:table-cell office:value-type="float" office:value="140016">
                <text:p>140016</text:p>
              </table:table-cell>
              <table:table-cell office:value-type="float" office:value="145016">
                <text:p>145016</text:p>
              </table:table-cell>
              <table:table-cell office:value-type="float" office:value="150000">
                <text:p>150000</text:p>
              </table:table-cell>
              <table:table-cell office:value-type="float" office:value="155016">
                <text:p>155016</text:p>
              </table:table-cell>
              <table:table-cell office:value-type="float" office:value="160016">
                <text:p>160016</text:p>
              </table:table-cell>
              <table:table-cell office:value-type="float" office:value="165000">
                <text:p>165000</text:p>
              </table:table-cell>
              <table:table-cell office:value-type="float" office:value="170016">
                <text:p>170016</text:p>
              </table:table-cell>
              <table:table-cell office:value-type="float" office:value="175016">
                <text:p>175016</text:p>
              </table:table-cell>
              <table:table-cell office:value-type="float" office:value="180000">
                <text:p>180000</text:p>
              </table:table-cell>
              <table:table-cell office:value-type="float" office:value="185016">
                <text:p>185016</text:p>
              </table:table-cell>
              <table:table-cell office:value-type="float" office:value="190000">
                <text:p>190000</text:p>
              </table:table-cell>
              <table:table-cell office:value-type="float" office:value="195016">
                <text:p>195016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16">
                <text:p>210016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16">
                <text:p>225016</text:p>
              </table:table-cell>
              <table:table-cell office:value-type="float" office:value="230016">
                <text:p>230016</text:p>
              </table:table-cell>
              <table:table-cell office:value-type="float" office:value="235016">
                <text:p>235016</text:p>
              </table:table-cell>
              <table:table-cell office:value-type="float" office:value="240016">
                <text:p>240016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16">
                <text:p>285016</text:p>
              </table:table-cell>
              <table:table-cell office:value-type="float" office:value="290016">
                <text:p>290016</text:p>
              </table:table-cell>
              <table:table-cell office:value-type="float" office:value="295016">
                <text:p>295016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1219.27185068139">
                <text:p>1219.27185068139</text:p>
              </table:table-cell>
              <table:table-cell office:value-type="float" office:value="1219.27185068139">
                <text:p>1219.27185068139</text:p>
              </table:table-cell>
              <table:table-cell office:value-type="float" office:value="1219.27185068139">
                <text:p>1219.27185068139</text:p>
              </table:table-cell>
              <table:table-cell office:value-type="float" office:value="1219.27185068139">
                <text:p>1219.27185068139</text:p>
              </table:table-cell>
              <table:table-cell office:value-type="float" office:value="1219.27185068139">
                <text:p>1219.27185068139</text:p>
              </table:table-cell>
              <table:table-cell office:value-type="float" office:value="1219.27185068139">
                <text:p>1219.27185068139</text:p>
              </table:table-cell>
              <table:table-cell office:value-type="float" office:value="1218.11345789604">
                <text:p>1218.11345789604</text:p>
              </table:table-cell>
              <table:table-cell office:value-type="float" office:value="1218.11345789604">
                <text:p>1218.11345789604</text:p>
              </table:table-cell>
              <table:table-cell office:value-type="float" office:value="1218.11345789604">
                <text:p>1218.11345789604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54.65568686916">
                <text:p>1154.65568686916</text:p>
              </table:table-cell>
              <table:table-cell office:value-type="float" office:value="1154.65568686916">
                <text:p>1154.65568686916</text:p>
              </table:table-cell>
              <table:table-cell office:value-type="float" office:value="1154.65568686916">
                <text:p>1154.65568686916</text:p>
              </table:table-cell>
              <table:table-cell office:value-type="float" office:value="1154.65568686916">
                <text:p>1154.65568686916</text:p>
              </table:table-cell>
              <table:table-cell office:value-type="float" office:value="1154.65568686916">
                <text:p>1154.65568686916</text:p>
              </table:table-cell>
              <table:table-cell office:value-type="float" office:value="1154.65568686916">
                <text:p>1154.65568686916</text:p>
              </table:table-cell>
              <table:table-cell office:value-type="float" office:value="1154.65568686916">
                <text:p>1154.65568686916</text:p>
              </table:table-cell>
              <table:table-cell office:value-type="float" office:value="1152.87896332147">
                <text:p>1152.87896332147</text:p>
              </table:table-cell>
              <table:table-cell office:value-type="float" office:value="1152.87896332147">
                <text:p>1152.87896332147</text:p>
              </table:table-cell>
              <table:table-cell office:value-type="float" office:value="1152.87896332147">
                <text:p>1152.87896332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